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D0B4BF6C7587073843.png" manifest:media-type="image/png"/>
  <manifest:file-entry manifest:full-path="Pictures/1000000000000258000002000B49AB6FF6D50DFA.png" manifest:media-type="image/png"/>
  <manifest:file-entry manifest:full-path="Pictures/10000201000004A3000004A35CA6F6F5363983EA.png" manifest:media-type="image/png"/>
  <manifest:file-entry manifest:full-path="Pictures/10000201000001900000008CCB8383538CCE29EC.png" manifest:media-type="image/png"/>
  <manifest:file-entry manifest:full-path="Pictures/10000201000000AF000000AF4568A191BDE02480.png" manifest:media-type="image/png"/>
  <manifest:file-entry manifest:full-path="Pictures/10000201000002B200000330EBE5E372B6C76E5C.png" manifest:media-type="image/png"/>
  <manifest:file-entry manifest:full-path="Pictures/100002010000014D0000025872E64D848F1AEB39.png" manifest:media-type="image/png"/>
  <manifest:file-entry manifest:full-path="Pictures/1000020100000190000001907464ECF2E901A46C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2010000009600000096CE44833B03974D13.png" manifest:media-type="image/png"/>
  <manifest:file-entry manifest:full-path="Pictures/10000201000002530000034A4840247885975D3E.png" manifest:media-type="image/png"/>
  <manifest:file-entry manifest:full-path="Pictures/1000020100000258000002584263A815F093A4AF.png" manifest:media-type="image/png"/>
  <manifest:file-entry manifest:full-path="Pictures/10000000000001900000019047FB30BE9A754E2D.png" manifest:media-type="image/png"/>
  <manifest:file-entry manifest:full-path="Pictures/1000020100000190000001905897BB09B9662C6D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100000001000754E865987BAF42.png" manifest:media-type="image/png"/>
  <manifest:file-entry manifest:full-path="Pictures/10000201000000B4000000B45DAE5F969B081F5F.png" manifest:media-type="image/png"/>
  <manifest:file-entry manifest:full-path="Pictures/100002010000013B000001279E076137A4649465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7cm, 3.468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8cm, 2.037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106;p26" draw:style-name="gr1" draw:text-style-name="P1" draw:layer="layout" svg:width="3.031cm" svg:height="3.102cm" svg:x="4.499cm" svg:y="7.786cm">
          <draw:image xlink:href="Pictures/1000020100000100000001000754E865987BAF42.png" xlink:type="simple" xlink:show="embed" xlink:actuate="onLoad">
            <text:p/>
          </draw:image>
        </draw:frame>
        <draw:frame draw:name="Google Shape;107;p26" draw:style-name="gr2" draw:text-style-name="P1" draw:layer="layout" svg:width="3.215cm" svg:height="3.215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108;p26" draw:style-name="gr2" draw:text-style-name="P1" draw:layer="layout" svg:width="2.874cm" svg:height="2.874cm" svg:x="10.253cm" svg:y="0.572cm">
          <draw:image xlink:href="Pictures/1000000000000190000001907DB4D12C9165EE7E.png" xlink:type="simple" xlink:show="embed" xlink:actuate="onLoad">
            <text:p/>
          </draw:image>
        </draw:frame>
        <draw:frame draw:name="Google Shape;109;p26" draw:style-name="gr2" draw:text-style-name="P1" draw:layer="layout" svg:width="3.532cm" svg:height="3.532cm" svg:x="13.404cm" svg:y="7.97cm">
          <draw:image xlink:href="Pictures/10000000000000F0000000F0DB7F4B7A9DB60813.jpg" xlink:type="simple" xlink:show="embed" xlink:actuate="onLoad">
            <text:p/>
          </draw:image>
        </draw:frame>
        <draw:frame draw:name="Google Shape;110;p26" draw:style-name="gr2" draw:text-style-name="P1" draw:layer="layout" svg:width="3.738cm" svg:height="3.738cm" svg:x="17.677cm" svg:y="4.226cm">
          <draw:image xlink:href="Pictures/100002010000028000000280A0D62BB88E1F5266.png" xlink:type="simple" xlink:show="embed" xlink:actuate="onLoad">
            <text:p/>
          </draw:image>
        </draw:frame>
        <draw:frame draw:name="Google Shape;111;p26" draw:style-name="gr2" draw:text-style-name="P1" draw:layer="layout" svg:width="3.447cm" svg:height="3.447cm" svg:x="3.786cm" svg:y="2.236cm">
          <draw:image xlink:href="Pictures/10000201000000B4000000B45DAE5F969B081F5F.png" xlink:type="simple" xlink:show="embed" xlink:actuate="onLoad">
            <text:p/>
          </draw:image>
        </draw:frame>
        <draw:frame draw:name="Google Shape;112;p26" draw:style-name="gr2" draw:text-style-name="P1" draw:layer="layout" svg:width="3.353cm" svg:height="3.353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113;p26" draw:style-name="gr3" draw:text-style-name="P2" draw:layer="layout" svg:width="9.103cm" svg:height="2.078cm" svg:x="7.055cm" svg:y="4.855cm">
          <text:p text:style-name="P3"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6" draw:style-name="gr2" draw:text-style-name="P1" draw:layer="layout" svg:width="6.87cm" svg:height="1.715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115;p26" draw:style-name="gr2" draw:text-style-name="P1" draw:layer="layout" svg:width="3.079cm" svg:height="3.079cm" svg:x="21.929cm" svg:y="5.98cm">
          <draw:image xlink:href="Pictures/1000020100000258000002584263A815F093A4AF.png" xlink:type="simple" xlink:show="embed" xlink:actuate="onLoad">
            <text:p/>
          </draw:image>
        </draw:frame>
        <draw:g draw:name="Google Shape;116;p26">
          <draw:frame draw:name="Google Shape;117;p26" draw:style-name="gr4" draw:text-style-name="P1" draw:layer="layout" svg:width="1.397cm" svg:height="2.586cm" svg:x="10.813cm" svg:y="11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118;p26" draw:style-name="gr5" draw:text-style-name="P1" draw:layer="layout" svg:width="5.402cm" svg:height="2.586cm" svg:x="12.121cm" svg:y="11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119;p26" draw:style-name="gr2" draw:text-style-name="P1" draw:layer="layout" svg:width="3.9cm" svg:height="3.9cm" svg:x="13.496cm" svg:y="1.324cm">
          <draw:image xlink:href="Pictures/10000201000003E8000003E81CFC0225F7995FF7.png" xlink:type="simple" xlink:show="embed" xlink:actuate="onLoad">
            <text:p/>
          </draw:image>
        </draw:frame>
        <draw:frame draw:name="Google Shape;120;p26" draw:style-name="gr2" draw:text-style-name="P1" draw:layer="layout" svg:width="2.163cm" svg:height="3.9cm" svg:x="8.279cm" svg:y="7.361cm">
          <draw:image xlink:href="Pictures/100002010000014D0000025872E64D848F1AEB39.png" xlink:type="simple" xlink:show="embed" xlink:actuate="onLoad">
            <text:p/>
          </draw:image>
        </draw:frame>
        <draw:frame draw:name="Google Shape;121;p26" draw:style-name="gr2" draw:text-style-name="P1" draw:layer="layout" svg:width="4.188cm" svg:height="4.953cm" svg:x="0cm" svg:y="6.548cm">
          <draw:image xlink:href="Pictures/10000201000002B200000330EBE5E372B6C76E5C.png" xlink:type="simple" xlink:show="embed" xlink:actuate="onLoad">
            <text:p/>
          </draw:image>
        </draw:frame>
        <draw:frame draw:name="Google Shape;122;p26" draw:style-name="gr2" draw:text-style-name="P1" draw:layer="layout" svg:width="2.803cm" svg:height="2.803cm" svg:x="7.082cm" svg:y="1.625cm">
          <draw:image xlink:href="Pictures/10000201000004A3000004A35CA6F6F5363983EA.png" xlink:type="simple" xlink:show="embed" xlink:actuate="onLoad">
            <text:p/>
          </draw:image>
        </draw:frame>
        <draw:frame draw:name="Google Shape;123;p26" draw:style-name="gr2" draw:text-style-name="P1" draw:layer="layout" svg:width="6.695cm" svg:height="2.283cm" svg:x="2.063cm" svg:y="11.866cm">
          <draw:image xlink:href="Pictures/10000201000001F5000000ABCCA2368881FF91EB.png" xlink:type="simple" xlink:show="embed" xlink:actuate="onLoad">
            <text:p/>
          </draw:image>
        </draw:frame>
        <draw:frame draw:name="Google Shape;124;p26" draw:style-name="gr2" draw:text-style-name="P1" draw:layer="layout" svg:width="3.329cm" svg:height="2.841cm" svg:x="18.062cm" svg:y="9.062cm">
          <draw:image xlink:href="Pictures/1000000000000258000002000B49AB6FF6D50DFA.png" xlink:type="simple" xlink:show="embed" xlink:actuate="onLoad">
            <text:p/>
          </draw:image>
        </draw:frame>
        <draw:frame draw:name="Google Shape;125;p26" draw:style-name="gr2" draw:text-style-name="P1" draw:layer="layout" svg:width="2.874cm" svg:height="2.874cm" svg:x="22.032cm" svg:y="2.35cm">
          <draw:image xlink:href="Pictures/10000201000000AF000000AF4568A191BDE02480.png" xlink:type="simple" xlink:show="embed" xlink:actuate="onLoad">
            <text:p/>
          </draw:image>
        </draw:frame>
        <draw:frame draw:name="Google Shape;126;p26" draw:style-name="gr2" draw:text-style-name="P1" draw:layer="layout" svg:width="3.738cm" svg:height="3.501cm" svg:x="17.22cm" svg:y="0.373cm">
          <draw:image xlink:href="Pictures/100002010000013B000001279E076137A4649465.png" xlink:type="simple" xlink:show="embed" xlink:actuate="onLoad">
            <text:p/>
          </draw:image>
        </draw:frame>
        <draw:frame draw:name="Google Shape;127;p26" draw:style-name="gr2" draw:text-style-name="P1" draw:layer="layout" svg:width="6.99cm" svg:height="4.49cm" svg:x="10.6cm" svg:y="3.908cm">
          <draw:image xlink:href="Pictures/10000201000004B0000002D0B4BF6C7587073843.png" xlink:type="simple" xlink:show="embed" xlink:actuate="onLoad">
            <text:p/>
          </draw:image>
        </draw:frame>
        <draw:frame draw:name="Google Shape;128;p26" draw:style-name="gr2" draw:text-style-name="P1" draw:layer="layout" svg:width="3.447cm" svg:height="1.205cm" svg:x="21.745cm" svg:y="9.692cm">
          <draw:image xlink:href="Pictures/10000201000001900000008CCB8383538CCE29EC.png" xlink:type="simple" xlink:show="embed" xlink:actuate="onLoad">
            <text:p/>
          </draw:image>
        </draw:frame>
        <draw:frame draw:name="Google Shape;129;p26" draw:style-name="gr2" draw:text-style-name="P1" draw:layer="layout" svg:width="2.496cm" svg:height="3.533cm" svg:x="10.784cm" svg:y="7.648cm">
          <draw:image xlink:href="Pictures/10000201000002530000034A4840247885975D3E.png" xlink:type="simple" xlink:show="embed" xlink:actuate="onLoad">
            <text:p/>
          </draw:image>
        </draw:frame>
        <presentation:notes draw:style-name="dp2">
          <draw:page-thumbnail draw:name="Google Shape;103;g733da33cb8_0_1:notes" draw:style-name="gr6" draw:layer="layout" svg:width="16.93cm" svg:height="9.522cm" svg:x="1.059cm" svg:y="1.905cm" draw:page-number="1" presentation:class="page"/>
          <draw:frame draw:name="Google Shape;104;g733da33cb8_0_1:notes" presentation:style-name="pr1" draw:text-style-name="P4" draw:layer="layout" svg:width="15.237cm" svg:height="11.427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59;p16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60;p16" presentation:style-name="OBJECT-outline1" draw:layer="backgroundobjects" svg:width="22.858cm" svg:height="9.428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